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watch.assertElapsedTimeIsLessThan( long expected , TimeUnit un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pwatch.elapsedNano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pwatch.assertElapsedTimeIsMoreThan( long expected , TimeUnit un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pwatch.waitFor( int milli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pwatch.fail( String message , long expectedNanos , long elapsedNan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pwatch.Stopw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opwatch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pwatch.createNo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